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  <style:style style:name="ce9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1014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VET - Note</text:p>
          </table:table-cell>
          <table:table-cell table:style-name="ce2"/>
          <table:table-cell table:number-columns-repeated="5"/>
          <table:table-cell office:value-type="string" calcext:value-type="string">
            <text:p>Rang</text:p>
          </table:table-cell>
          <table:table-cell table:number-columns-repeated="1005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FRANCAIS(E)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RANK([.F2]; [.$F$2:.$F$20];1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IVOIRIEN(NE)</text:p>
          </table:table-cell>
          <table:table-cell office:value-type="float" office:value="9.75" calcext:value-type="float">
            <text:p>9,75</text:p>
          </table:table-cell>
          <table:table-cell table:number-columns-repeated="6"/>
          <table:table-cell table:formula="of:=RANK([.F3]; [.$F$2:.$F$20];1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IVOIRIEN(NE)</text:p>
          </table:table-cell>
          <table:table-cell office:value-type="float" office:value="9.833" calcext:value-type="float">
            <text:p>9,833</text:p>
          </table:table-cell>
          <table:table-cell table:number-columns-repeated="6"/>
          <table:table-cell table:formula="of:=RANK([.F4]; [.$F$2:.$F$20];1)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FRANCAIS(E)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RANK([.F5]; [.$F$2:.$F$20];1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FRANCAIS(E)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formula="of:=RANK([.F6]; [.$F$2:.$F$20];1)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FRANCAIS(E)</text:p>
          </table:table-cell>
          <table:table-cell office:value-type="float" office:value="14.21" calcext:value-type="float">
            <text:p>14,21</text:p>
          </table:table-cell>
          <table:table-cell table:number-columns-repeated="6"/>
          <table:table-cell table:formula="of:=RANK([.F7]; [.$F$2:.$F$20];1)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FRANCAIS(E)</text:p>
          </table:table-cell>
          <table:table-cell office:value-type="float" office:value="1.375" calcext:value-type="float">
            <text:p>1,375</text:p>
          </table:table-cell>
          <table:table-cell table:number-columns-repeated="6"/>
          <table:table-cell table:formula="of:=RANK([.F8]; [.$F$2:.$F$20]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FRANCAIS(E)</text:p>
          </table:table-cell>
          <table:table-cell office:value-type="float" office:value="3.042" calcext:value-type="float">
            <text:p>3,042</text:p>
          </table:table-cell>
          <table:table-cell table:number-columns-repeated="6"/>
          <table:table-cell table:formula="of:=RANK([.F9]; [.$F$2:.$F$20];1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FRANCAIS(E)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formula="of:=RANK([.F10]; [.$F$2:.$F$20];1)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FRANCAIS(E)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formula="of:=RANK([.F11]; [.$F$2:.$F$20];1)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FRANCAIS(E)</text:p>
          </table:table-cell>
          <table:table-cell office:value-type="float" office:value="15.55" calcext:value-type="float">
            <text:p>15,55</text:p>
          </table:table-cell>
          <table:table-cell table:number-columns-repeated="6"/>
          <table:table-cell table:formula="of:=RANK([.F12]; [.$F$2:.$F$20];1)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FRANCAIS(E)</text:p>
          </table:table-cell>
          <table:table-cell office:value-type="float" office:value="15.93" calcext:value-type="float">
            <text:p>15,93</text:p>
          </table:table-cell>
          <table:table-cell table:number-columns-repeated="6"/>
          <table:table-cell table:formula="of:=RANK([.F13]; [.$F$2:.$F$20];1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FRANCAIS(E)</text:p>
          </table:table-cell>
          <table:table-cell office:value-type="float" office:value="14.5" calcext:value-type="float">
            <text:p>14,5</text:p>
          </table:table-cell>
          <table:table-cell table:number-columns-repeated="6"/>
          <table:table-cell table:formula="of:=RANK([.F14]; [.$F$2:.$F$20];1)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FRANCAIS(E)</text:p>
          </table:table-cell>
          <table:table-cell office:value-type="float" office:value="10.588" calcext:value-type="float">
            <text:p>10,588</text:p>
          </table:table-cell>
          <table:table-cell table:number-columns-repeated="6"/>
          <table:table-cell table:formula="of:=RANK([.F15]; [.$F$2:.$F$20];1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FRANCAIS(E)</text:p>
          </table:table-cell>
          <table:table-cell office:value-type="float" office:value="13.11" calcext:value-type="float">
            <text:p>13,11</text:p>
          </table:table-cell>
          <table:table-cell table:number-columns-repeated="6"/>
          <table:table-cell table:formula="of:=RANK([.F16]; [.$F$2:.$F$20];1)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FRANCAIS(E)</text:p>
          </table:table-cell>
          <table:table-cell office:value-type="float" office:value="12.063" calcext:value-type="float">
            <text:p>12,063</text:p>
          </table:table-cell>
          <table:table-cell table:number-columns-repeated="6"/>
          <table:table-cell table:formula="of:=RANK([.F17]; [.$F$2:.$F$20];1)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FRANCAIS(E)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RANK([.F18]; [.$F$2:.$F$20];1)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FRANCAIS(E)</text:p>
          </table:table-cell>
          <table:table-cell office:value-type="float" office:value="16.7" calcext:value-type="float">
            <text:p>16,7</text:p>
          </table:table-cell>
          <table:table-cell table:number-columns-repeated="6"/>
          <table:table-cell table:formula="of:=RANK([.F19]; [.$F$2:.$F$20];1)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ITALIEN(NE)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formula="of:=RANK([.F20]; [.$F$2:.$F$20];1)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number-columns-repeated="1018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 table:style-name="ce9" table:formula="of:=AVERAGE([.F2:.F20])" office:value-type="float" office:value="12.6132105263158" calcext:value-type="float">
            <text:p>12,61</text:p>
          </table:table-cell>
          <table:table-cell table:style-name="Default" table:number-columns-repeated="1008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Min</text:p>
          </table:table-cell>
          <table:table-cell table:style-name="Default" table:number-columns-repeated="2"/>
          <table:table-cell table:style-name="ce9" table:formula="of:=MIN([.F2:.F20])" office:value-type="float" office:value="1.375" calcext:value-type="float">
            <text:p>1,38</text:p>
          </table:table-cell>
          <table:table-cell table:style-name="Default" table:number-columns-repeated="1008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Max</text:p>
          </table:table-cell>
          <table:table-cell table:style-name="Default" table:number-columns-repeated="2"/>
          <table:table-cell table:style-name="ce9" table:formula="of:=MAX([.F2:.F20])" office:value-type="float" office:value="17" calcext:value-type="float">
            <text:p>17,00</text:p>
          </table:table-cell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30T17:25:34.216806841</dc:date>
    <meta:print-date>2012-03-25T21:46:08Z</meta:print-date>
    <meta:editing-duration>PT6M4S</meta:editing-duration>
    <meta:editing-cycles>1</meta:editing-cycles>
    <meta:document-statistic meta:table-count="1" meta:cell-count="146" meta:object-count="0"/>
  </office:meta>
</office:document-meta>
</file>